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8e7f5"/>
    </style:style>
    <style:style style:name="P2" style:family="paragraph" style:parent-style-name="Preformatted_20_Text">
      <style:paragraph-properties fo:orphans="1" style:writing-mode="lr-tb"/>
      <style:text-properties officeooo:paragraph-rsid="0008e7f5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8e7f5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8e7f5"/>
    </style:style>
    <style:style style:name="P5" style:family="paragraph" style:parent-style-name="Text_20_body">
      <style:paragraph-properties fo:orphans="1"/>
      <style:text-properties officeooo:paragraph-rsid="0008e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olving the Nonlinear Quantum Field Equation for Prime Residues</text:span></text:p>
      <text:p text:style-name="P2"/>
      <text:p text:style-name="P2"><text:span text:style-name="Source_20_Text">from scipy.sparse.linalg import eigsh</text:span></text:p>
      <text:p text:style-name="P2"/>
      <text:p text:style-name="P2"><text:span text:style-name="Source_20_Text"># Define nonlinear quantum field operator H_NL</text:span></text:p>
      <text:p text:style-name="P2"><text:span text:style-name="Source_20_Text">def nonlinear_quantum_field_operator(prime_residues, lambda_coeff=0.1):</text:span></text:p>
      <text:p text:style-name="P2"><text:span text:style-name="Source_20_Text"><text:s text:c="4"/>"""Constructs a nonlinear quantum field operator for prime residues."""</text:span></text:p>
      <text:p text:style-name="P2"><text:span text:style-name="Source_20_Text"><text:s text:c="4"/>N = len(prime_residues)</text:span></text:p>
      <text:p text:style-name="P2"><text:span text:style-name="Source_20_Text"><text:s text:c="4"/>H = np.zeros((N, N))</text:span></text:p>
      <text:p text:style-name="P2"/>
      <text:p text:style-name="P2"><text:span text:style-name="Source_20_Text"><text:s text:c="4"/>for i in range(N):</text:span></text:p>
      <text:p text:style-name="P2"><text:span text:style-name="Source_20_Text"><text:s text:c="8"/>for j in range(N):</text:span></text:p>
      <text:p text:style-name="P2"><text:span text:style-name="Source_20_Text"><text:s text:c="12"/>distance = np.abs(i - j) / N</text:span></text:p>
      <text:p text:style-name="P2"><text:span text:style-name="Source_20_Text"><text:s text:c="12"/>H[i, j] = np.exp(-distance) * np.sin(np.pi * prime_residues[i] / 3) <text:s/># Wave interaction</text:span></text:p>
      <text:p text:style-name="P2"><text:span text:style-name="Source_20_Text"><text:s text:c="12"/>H[i, j] += (lambda_coeff / (1 + distance)) * np.abs(prime_residues[i] * prime_residues[j]) <text:s/># Nonlinear interaction</text:span></text:p>
      <text:p text:style-name="P2"/>
      <text:p text:style-name="P2"><text:span text:style-name="Source_20_Text"><text:s text:c="4"/>return H</text:span></text:p>
      <text:p text:style-name="P2"/>
      <text:p text:style-name="P2"><text:span text:style-name="Source_20_Text"># Compute nonlinear quantum field operator</text:span></text:p>
      <text:p text:style-name="P2"><text:span text:style-name="Source_20_Text">H_nonlinear = nonlinear_quantum_field_operator(mod_3_residues)</text:span></text:p>
      <text:p text:style-name="P2"/>
      <text:p text:style-name="P2"><text:span text:style-name="Source_20_Text"># Compute eigenvalues of the nonlinear system</text:span></text:p>
      <text:p text:style-name="P2"><text:span text:style-name="Source_20_Text">eigenvalues_H_nonlinear, eigenvectors_H_nonlinear = eigsh(H_nonlinear, k=5, which='SM') <text:s/># Smallest eigenvalues</text:span></text:p>
      <text:p text:style-name="P2"/>
      <text:p text:style-name="P2"><text:span text:style-name="Source_20_Text"># Plot first few quantum field eigenstates</text:span></text:p>
      <text:p text:style-name="P2"><text:span text:style-name="Source_20_Text">plt.figure(figsize=(8, 4))</text:span></text:p>
      <text:p text:style-name="P2"><text:span text:style-name="Source_20_Text">for i in range(5):</text:span></text:p>
      <text:p text:style-name="P2"><text:span text:style-name="Source_20_Text"><text:s text:c="4"/>plt.plot(np.abs(eigenvectors_H_nonlinear[:, i])**2, label=f"State {i+1}")</text:span></text:p>
      <text:p text:style-name="P2"/>
      <text:p text:style-name="P2"><text:span text:style-name="Source_20_Text">plt.title("Quantum Field States for Prime Residues")</text:span></text:p>
      <text:p text:style-name="P2"><text:span text:style-name="Source_20_Text">plt.xlabel("Position Index")</text:span></text:p>
      <text:p text:style-name="P2"><text:span text:style-name="Source_20_Text">plt.ylabel("Probability Density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Compute mean quantum energy</text:span></text:p>
      <text:p text:style-name="P2"><text:span text:style-name="Source_20_Text">mean_quantum_energy = np.mean(eigenvalues_H_nonlinear)</text:span></text:p>
      <text:p text:style-name="P2"/>
      <text:p text:style-name="P2"><text:span text:style-name="Source_20_Text"># Return mean quantum energy measurement</text:span></text:p>
      <text:p text:style-name="P3"><text:span text:style-name="Source_20_Text">mean_quantum_energy</text:span></text:p>
      <text:p text:style-name="P5">Result</text:p>
      <text:p text:style-name="P4">0.004737810204724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3:48:28.730821232</meta:creation-date>
    <dc:date>2025-02-08T23:48:54.029770476</dc:date>
    <meta:editing-duration>PT25S</meta:editing-duration>
    <meta:editing-cycles>1</meta:editing-cycles>
    <meta:document-statistic meta:table-count="0" meta:image-count="0" meta:object-count="0" meta:page-count="1" meta:paragraph-count="33" meta:word-count="157" meta:character-count="1409" meta:non-whitespace-character-count="1214"/>
    <meta:generator>LibreOffice/24.2.7.2$Linux_X86_64 LibreOffice_project/420$Build-2</meta:generator>
  </office:meta>
</office:document-meta>
</file>